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gr1" style:family="graphic">
      <style:graphic-properties draw:textarea-horizontal-align="justify" draw:textarea-vertical-align="middle" draw:auto-grow-height="false" fo:min-height="1.037cm" fo:min-width="0.0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64cm" fo:min-width="0.7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1.617cm" fo:min-width="4.3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a 1" draw:style-name="gr3" draw:text-style-name="P1" svg:width="4.328cm" svg:height="1.618cm" svg:x="-1.305cm" svg:y="1.422cm"><text:p>Tradutor J2E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Forma 2" draw:style-name="gr3" draw:text-style-name="P1" svg:width="4.328cm" svg:height="1.618cm" svg:x="3.861cm" svg:y="1.392cm"><text:p>Modelo específico J2E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Forma 3" draw:style-name="gr3" draw:text-style-name="P1" svg:width="4.328cm" svg:height="1.618cm" svg:x="-1.275cm" svg:y="4.161cm"><text:p>Modelo específico de</text:p><text:p>Plataforma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Forma 4" draw:style-name="gr3" draw:text-style-name="P1" svg:width="4.328cm" svg:height="1.618cm" svg:x="-1.339cm" svg:y="6.962cm"><text:p>Tradutor .NE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Forma 5" draw:style-name="gr3" draw:text-style-name="P1" svg:width="4.328cm" svg:height="1.618cm" svg:x="3.829cm" svg:y="7.087cm"><text:p>Modelo específico .NE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Forma 6" draw:style-name="gr3" draw:text-style-name="P1" svg:width="4.328cm" svg:height="1.618cm" svg:x="14.362cm" svg:y="1.328cm"><text:p>Programa em Java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Forma 7" draw:style-name="gr3" draw:text-style-name="P1" svg:width="4.328cm" svg:height="1.618cm" svg:x="8.811cm" svg:y="6.994cm"><text:p>Gerador de código Pytho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Forma 8" draw:style-name="gr3" draw:text-style-name="P1" svg:width="4.328cm" svg:height="1.618cm" svg:x="14.132cm" svg:y="6.93cm"><text:p>Programa em Pytho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Forma 9" draw:style-name="gr3" draw:text-style-name="P1" svg:width="4.328cm" svg:height="1.618cm" svg:x="9.058cm" svg:y="1.388cm"><text:p>Gerador de código Java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name="Forma 10" draw:style-name="gr2" svg:width="0.84cm" svg:height="0.126cm" svg:x="3.022cm" svg:y="2.1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Forma 11" draw:style-name="gr2" svg:width="0.84cm" svg:height="0.126cm" svg:x="8.218cm" svg:y="2.16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Forma 12" draw:style-name="gr2" svg:width="0.84cm" svg:height="0.126cm" svg:x="13.522cm" svg:y="2.1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Forma 13" draw:style-name="gr2" svg:width="0.84cm" svg:height="0.126cm" svg:x="2.99cm" svg:y="7.83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Forma 14" draw:style-name="gr2" svg:width="0.84cm" svg:height="0.126cm" svg:x="7.971cm" svg:y="7.8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Forma 15" draw:style-name="gr2" svg:width="0.84cm" svg:height="0.126cm" svg:x="13.293cm" svg:y="7.8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name="Forma 16" draw:style-name="gr1" svg:width="0.126cm" svg:height="1.184cm" svg:x="0.312cm" svg:y="5.77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Forma 17" draw:style-name="gr1" svg:width="0.126cm" svg:height="1.184cm" svg:x="0.28cm" svg:y="3.03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4T19:25:45.915000000</meta:creation-date>
    <dc:date>2023-06-15T16:26:07.672000000</dc:date>
    <meta:editing-duration>PT20H40M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5.2$Windows_X86_64 LibreOffice_project/184fe81b8c8c30d8b5082578aee2fed2ea847c01</meta:generator>
  </office:meta>
</office:document-meta>
</file>